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ServiceTracker.selectBestServic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RLHandlersServiceTracker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ServiceTracker.serviceChanged( ServiceEvent ev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RLHandlersServiceTracker.URLHandlersServiceTracker( BundleContext context , String filt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